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33063" officeooo:paragraph-rsid="00033063"/>
    </style:style>
    <style:style style:name="P2" style:family="paragraph" style:parent-style-name="Standard">
      <style:text-properties style:font-name="Liberation Sans" officeooo:paragraph-rsid="00033063"/>
    </style:style>
    <style:style style:name="T1" style:family="text">
      <style:text-properties officeooo:rsid="00033063"/>
    </style:style>
    <style:style style:name="T2" style:family="text">
      <style:text-properties style:font-name="Malgun Gothic" officeooo:rsid="00033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weiterungen und Änderungen des Original-Taupunktlüfter-Projekts:</text:p>
      <text:p text:style-name="P1"/>
      <text:p text:style-name="P1">1. Unterstützung von bis zu vier Tür-Sensoren. D.h. wenn der entsprechende Sensor anzeigt, dass die Tür nicht geschlossen ist, springt auch der Lüfter nicht an.<text:line-break/>Als Sensoren können einfache Schließer (z.B. Magnetschalter) zum Einsatz kommen. Schalter geschlossen, bedeutet Tür geschlossen.<text:line-break/>Auf dem PCB sind Jumper vorgesehen um die Schalter zu überbrücken.</text:p>
      <text:p text:style-name="P1">Wird eine offene Tür erkannt, so geht einerseits die Hinweis-LED permanent an, andererseits wird eine entsprechende Information auf dem Display ausgegeben.</text:p>
      <text:p text:style-name="P1"/>
      <text:p text:style-name="P1">2. Display-Auto-Off</text:p>
      <text:p text:style-name="P1">Das Backlight des Displays wird nach einer bestimmten Zeit deaktiviert. Um es wieder zu aktivieren, ist ein dafür vorgesehener Taster zu drücken.</text:p>
      <text:p text:style-name="P1"/>
      <text:p text:style-name="P1">3. Umbenennung der Sensoren</text:p>
      <text:p text:style-name="P1">„Sensor 1“ und „Sensor 2“ wurden umbenannt nach „Sensor I“ für „Sensor innen“ und „Sensor A“ für „Sensor außen“.</text:p>
      <text:p text:style-name="P1"/>
      <text:p text:style-name="P2"><text:span text:style-name="T1">4. Erstellung von Schaltplan und Layout in KiCad 6.0;<text:line-break/>Platine passend für Gehäuse </text:span>Maße: 200 x 120 x 57 mm Deckel klar <text:line-break/><text:a xlink:type="simple" xlink:href="https://www.ebay.de/itm/312566082994?var=611287841843" text:style-name="Internet_20_link" text:visited-style-name="Visited_20_Internet_20_Link"><text:span text:style-name="T1">https://www.ebay.de/itm/312566082994?var=611287841843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22:01:18.295000000</meta:creation-date>
    <dc:date>2022-11-16T22:19:16.707000000</dc:date>
    <meta:editing-duration>PT7M37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8" meta:word-count="147" meta:character-count="1052" meta:non-whitespace-character-count="912"/>
  </office:meta>
</office:document-meta>
</file>